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57cm"/>
    </style:style>
    <style:style style:name="co2" style:family="table-column">
      <style:table-column-properties fo:break-before="auto" style:column-width="3.457cm"/>
    </style:style>
    <style:style style:name="co3" style:family="table-column">
      <style:table-column-properties fo:break-before="auto" style:column-width="2.805cm"/>
    </style:style>
    <style:style style:name="co4" style:family="table-column">
      <style:table-column-properties fo:break-before="auto" style:column-width="0.907cm"/>
    </style:style>
    <style:style style:name="co5" style:family="table-column">
      <style:table-column-properties fo:break-before="auto" style:column-width="1.31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gr1" style:family="graphic">
      <style:graphic-properties draw:textarea-horizontal-align="center" draw:textarea-vertical-align="middle"/>
    </style:style>
    <style:style style:name="gr2" style:family="graphic">
      <style:graphic-properties draw:textarea-horizontal-align="center" draw:textarea-vertical-align="middl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</office:automatic-styles>
  <office:body>
    <office:spreadsheet>
      <table:table table:name="Tabelle1" table:style-name="ta1">
        <table:shapes>
          <draw:line draw:z-index="0" draw:style-name="gr1" draw:text-style-name="P1" svg:x1="20.251cm" svg:y1="1.142cm" svg:x2="15.408cm" svg:y2="2.525cm">
            <text:p/>
          </draw:line>
          <draw:line draw:z-index="1" draw:style-name="gr1" draw:text-style-name="P1" svg:x1="20.299cm" svg:y1="1.567cm" svg:x2="15.545cm" svg:y2="11.406cm">
            <text:p/>
          </draw:line>
          <draw:line draw:z-index="2" draw:style-name="gr1" draw:text-style-name="P1" svg:x1="20.409cm" svg:y1="2.019cm" svg:x2="15.331cm" svg:y2="2.073cm">
            <text:p/>
          </draw:line>
          <draw:line draw:z-index="3" draw:style-name="gr2" draw:text-style-name="P2" svg:x1="20.414cm" svg:y1="2.417cm" svg:x2="15.204cm" svg:y2="2.958cm">
            <text:p text:style-name="P1"><text:s/></text:p>
          </draw:line>
          <draw:line draw:z-index="4" draw:style-name="gr1" draw:text-style-name="P1" svg:x1="20.547cm" svg:y1="4.675cm" svg:x2="14.962cm" svg:y2="18.727cm">
            <text:p/>
          </draw:line>
          <draw:line draw:z-index="5" draw:style-name="gr1" draw:text-style-name="P1" svg:x1="20.684cm" svg:y1="5.259cm" svg:x2="15.31cm" svg:y2="1.17cm">
            <text:p/>
          </draw:line>
          <draw:line draw:z-index="6" draw:style-name="gr1" draw:text-style-name="P1" svg:x1="20.602cm" svg:y1="7.438cm" svg:x2="15.1cm" svg:y2="15.592cm">
            <text:p/>
          </draw:line>
          <draw:line draw:z-index="7" draw:style-name="gr1" draw:text-style-name="P1" svg:x1="20.657cm" svg:y1="7.915cm" svg:x2="15.127cm" svg:y2="15.166cm">
            <text:p/>
          </draw:line>
          <draw:line draw:z-index="8" draw:style-name="gr1" draw:text-style-name="P1" svg:x1="20.767cm" svg:y1="8.42cm" svg:x2="15.352cm" svg:y2="6.117cm">
            <text:p/>
          </draw:line>
          <draw:line draw:z-index="9" draw:style-name="gr1" draw:text-style-name="P1" svg:x1="20.712cm" svg:y1="8.872cm" svg:x2="15.127cm" svg:y2="14.21cm">
            <text:p/>
          </draw:line>
          <draw:line draw:z-index="10" draw:style-name="gr1" draw:text-style-name="P1" svg:x1="20.684cm" svg:y1="9.244cm" svg:x2="15.352cm" svg:y2="6.63cm">
            <text:p/>
          </draw:line>
          <draw:line draw:z-index="11" draw:style-name="gr1" draw:text-style-name="P1" svg:x1="20.602cm" svg:y1="9.669cm" svg:x2="15.1cm" svg:y2="14.716cm">
            <text:p/>
          </draw:line>
          <draw:line draw:z-index="12" draw:style-name="gr1" draw:text-style-name="P1" svg:x1="20.629cm" svg:y1="10.174cm" svg:x2="15.182cm" svg:y2="16.522cm">
            <text:p/>
          </draw:line>
          <draw:line draw:z-index="13" draw:style-name="gr1" draw:text-style-name="P1" svg:x1="20.74cm" svg:y1="10.625cm" svg:x2="15.373cm" svg:y2="8.785cm">
            <text:p/>
          </draw:line>
          <draw:line draw:z-index="14" draw:style-name="gr1" draw:text-style-name="P1" svg:x1="20.712cm" svg:y1="11.076cm" svg:x2="15.268cm" svg:y2="18.267cm">
            <text:p/>
          </draw:line>
          <draw:line draw:z-index="15" draw:style-name="gr1" draw:text-style-name="P1" svg:x1="15.457cm" svg:y1="3.346cm" svg:x2="20.437cm" svg:y2="3.427cm">
            <text:p/>
          </draw:line>
          <draw:line draw:z-index="16" draw:style-name="gr1" draw:text-style-name="P1" svg:x1="20.524cm" svg:y1="2.895cm" svg:x2="15.204cm" svg:y2="3.861cm">
            <text:p/>
          </draw:line>
        </table:shapes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5"/>
        <table:table-column table:style-name="co6" table:number-columns-repeated="2" table:default-cell-style-name="Default"/>
        <table:table-column table:style-name="co6" table:number-columns-repeated="2" table:default-cell-style-name="ce1"/>
        <table:table-column table:style-name="co6" table:default-cell-style-name="Default"/>
        <table:table-row table:style-name="ro1">
          <table:table-cell table:style-name="Default" table:number-columns-repeated="6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MEGA2560 (Arduino)</text:p>
          </table:table-cell>
          <table:table-cell table:style-name="ce2" office:value-type="string" calcext:value-type="string">
            <text:p>MEGA2560 (Pin)</text:p>
          </table:table-cell>
          <table:table-cell table:style-name="ce2" office:value-type="string" calcext:value-type="string">
            <text:p>MEGA2560 (Name)</text:p>
          </table:table-cell>
          <table:table-cell table:style-name="ce2" office:value-type="string" calcext:value-type="string">
            <text:p>Connection</text:p>
          </table:table-cell>
          <table:table-cell table:style-name="ce2" office:value-type="string" calcext:value-type="string" table:number-columns-spanned="2" table:number-rows-spanned="1">
            <text:p>Pin FFC40</text:p>
          </table:table-cell>
          <table:covered-table-cell table:style-name="ce2"/>
          <table:table-cell table:number-columns-repeated="2"/>
          <table:table-cell table:style-name="ce2" office:value-type="string" calcext:value-type="string">
            <text:p>EXP1</text:p>
          </table:table-cell>
          <table:table-cell table:style-name="ce2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5V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1_1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EP</text:p>
          </table:table-cell>
          <table:table-cell table:style-name="ce1"/>
        </table:table-row>
        <table:table-row table:style-name="ro1">
          <table:table-cell table:number-columns-repeated="3"/>
          <table:table-cell office:value-type="string" calcext:value-type="string">
            <text:p>5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C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NC_BTN</text:p>
          </table:table-cell>
          <table:table-cell table:style-name="ce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3(OC3A/AIN1)</text:p>
          </table:table-cell>
          <table:table-cell office:value-type="string" calcext:value-type="string">
            <text:p>LCM_D6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1_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CD_CS</text:p>
          </table:table-cell>
          <table:table-cell table:style-name="ce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D0(SCL/INT0)</text:p>
          </table:table-cell>
          <table:table-cell office:value-type="string" calcext:value-type="string">
            <text:p>LCM_D5 (PU)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1_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CD_RS</text:p>
          </table:table-cell>
          <table:table-cell table:style-name="ce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H1(TXD2)</text:p>
          </table:table-cell>
          <table:table-cell office:value-type="string" calcext:value-type="string">
            <text:p>LCM_D4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P1_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LCD_RST</text:p>
          </table:table-cell>
          <table:table-cell table:style-name="ce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C1(A9)</text:p>
          </table:table-cell>
          <table:table-cell office:value-type="string" calcext:value-type="string">
            <text:p>LCM_D7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XP1_6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RGB_DIN</text:p>
          </table:table-cell>
          <table:table-cell table:style-name="ce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H0(RXD2)</text:p>
          </table:table-cell>
          <table:table-cell office:value-type="string" calcext:value-type="string">
            <text:p>LCM_EN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XP1_5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C</text:p>
          </table:table-cell>
          <table:table-cell table:style-name="ce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D2(RXD1/INT2)</text:p>
          </table:table-cell>
          <table:table-cell office:value-type="string" calcext:value-type="string">
            <text:p>EC_PRESS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NC</text:p>
          </table:table-cell>
          <table:table-cell table:style-name="ce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D3(TXD1/INT3)</text:p>
          </table:table-cell>
          <table:table-cell office:value-type="string" calcext:value-type="string">
            <text:p>BEEP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C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GND</text:p>
          </table:table-cell>
          <table:table-cell table:style-name="ce1"/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C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5V</text:p>
          </table:table-cell>
          <table:table-cell table:style-name="ce1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C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G1(RD)</text:p>
          </table:table-cell>
          <table:table-cell office:value-type="string" calcext:value-type="string">
            <text:p>EC1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XP2_3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L7</text:p>
          </table:table-cell>
          <table:table-cell office:value-type="string" calcext:value-type="string">
            <text:p>EC2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XP2_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C</text:p>
          </table:table-cell>
          <table:table-cell/>
          <table:table-cell table:style-name="ce2" office:value-type="string" calcext:value-type="string">
            <text:p>EXP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C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ISO</text:p>
          </table:table-cell>
          <table:table-cell/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C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LK</text:p>
          </table:table-cell>
          <table:table-cell/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NC_A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Reset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P2_8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D_CS</text:p>
          </table:table-cell>
          <table:table-cell/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C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NC_B</text:p>
          </table:table-cell>
          <table:table-cell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OSI</text:p>
          </table:table-cell>
          <table:table-cell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C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D_DET</text:p>
          </table:table-cell>
          <table:table-cell/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C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RESET</text:p>
          </table:table-cell>
          <table:table-cell/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C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D1(SDA/INT1)</text:p>
          </table:table-cell>
          <table:table-cell office:value-type="string" calcext:value-type="string">
            <text:p>LCM_RS (PU)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XP1_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KILL/NC</text:p>
          </table:table-cell>
          <table:table-cell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C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C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C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C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C</text:p>
          </table:table-cell>
          <table:table-cell/>
          <table:table-cell table:style-name="ce7" office:value-type="string" calcext:value-type="string">
            <text:p>Note: Red Line = PIN 1</text:p>
          </table:table-cell>
          <table:table-cell table:style-name="Default"/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B0(SS/PCINT0)</text:p>
          </table:table-cell>
          <table:table-cell office:value-type="string" calcext:value-type="string">
            <text:p>SS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XP2_4</text:p>
          </table:table-cell>
          <table:table-cell/>
          <table:table-cell table:style-name="Default" office:value-type="string" calcext:value-type="string">
            <text:p>https://www.thingiverse.com/thing:3921391</text:p>
          </table:table-cell>
          <table:table-cell table:style-name="Default"/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B2(MOSI/PCINT2)</text:p>
          </table:table-cell>
          <table:table-cell office:value-type="string" calcext:value-type="string">
            <text:p>MOSI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XP2_6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B1(SCK/PCINT1)</text:p>
          </table:table-cell>
          <table:table-cell office:value-type="string" calcext:value-type="string">
            <text:p>SCK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XP2_2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B3(MISO/PCINT3)</text:p>
          </table:table-cell>
          <table:table-cell office:value-type="string" calcext:value-type="string">
            <text:p>MISO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XP2_1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C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D7(T0)</text:p>
          </table:table-cell>
          <table:table-cell office:value-type="string" calcext:value-type="string">
            <text:p>SD_DETECT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P2_7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3"/>
          <table:table-cell office:value-type="string" calcext:value-type="string">
            <text:p>3.3V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C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3"/>
          <table:table-cell office:value-type="string" calcext:value-type="string">
            <text:p>3.3V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C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3"/>
          <table:table-cell office:value-type="string" calcext:value-type="string">
            <text:p>GND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C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3"/>
          <table:table-cell office:value-type="string" calcext:value-type="string">
            <text:p>GND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EXP2_9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3"/>
          <table:table-cell office:value-type="string" calcext:value-type="string">
            <text:p>GND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XP1_9</text:p>
          </table:table-cell>
          <table:table-cell/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30">00.00.0000</text:date>, <text:time style:data-style-name="N2" text:time-value="22:19:50.367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9-30T16:58:17.992000000</dc:date>
    <meta:editing-duration>PT1H39M25S</meta:editing-duration>
    <meta:editing-cycles>20</meta:editing-cycles>
    <meta:generator>LibreOffice/7.1.5.2$Windows_X86_64 LibreOffice_project/85f04e9f809797b8199d13c421bd8a2b025d52b5</meta:generator>
    <meta:document-statistic meta:table-count="1" meta:cell-count="240" meta:object-count="17"/>
  </office:meta>
</office:document-meta>
</file>